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14.4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8987915407854985]</text:p>
          </table:table-cell>
          <table:table-cell office:value-type="string" calcext:value-type="string">
            <text:p>[66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254211332312404" calcext:value-type="float">
            <text:p>0.2542113323124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2720478325859492]</text:p>
          </table:table-cell>
          <table:table-cell office:value-type="string" calcext:value-type="string">
            <text:p>[5]</text:p>
          </table:table-cell>
          <table:table-cell office:value-type="float" office:value="0.244551353544612" calcext:value-type="float">
            <text:p>0.244551353544612</text:p>
          </table:table-cell>
          <table:table-cell office:value-type="float" office:value="0.242786604242549" calcext:value-type="float">
            <text:p>0.242786604242549</text:p>
          </table:table-cell>
          <table:table-cell office:value-type="float" office:value="0.250386398763524" calcext:value-type="float">
            <text:p>0.250386398763524</text:p>
          </table:table-cell>
          <table:table-cell office:value-type="float" office:value="0.248742593848888" calcext:value-type="float">
            <text:p>0.248742593848888</text:p>
          </table:table-cell>
          <table:table-cell office:value-type="float" office:value="0.254211332312404" calcext:value-type="float">
            <text:p>0.254211332312404</text:p>
          </table:table-cell>
          <table:table-cell office:value-type="float" office:value="0.245936282294948" calcext:value-type="float">
            <text:p>0.245936282294948</text:p>
          </table:table-cell>
          <table:table-cell office:value-type="float" office:value="0.248847926267281" calcext:value-type="float">
            <text:p>0.248847926267281</text:p>
          </table:table-cell>
          <table:table-cell office:value-type="float" office:value="0.240739933792062" calcext:value-type="float">
            <text:p>0.240739933792062</text:p>
          </table:table-cell>
          <table:table-cell office:value-type="float" office:value="0.244274809160305" calcext:value-type="float">
            <text:p>0.244274809160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251592356687898" calcext:value-type="float">
            <text:p>0.2515923566878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2791411042944785]</text:p>
          </table:table-cell>
          <table:table-cell office:value-type="string" calcext:value-type="string">
            <text:p>[6]</text:p>
          </table:table-cell>
          <table:table-cell office:value-type="float" office:value="0.207570731459277" calcext:value-type="float">
            <text:p>0.207570731459277</text:p>
          </table:table-cell>
          <table:table-cell office:value-type="float" office:value="0.249257917908655" calcext:value-type="float">
            <text:p>0.249257917908655</text:p>
          </table:table-cell>
          <table:table-cell office:value-type="float" office:value="0.250793650793651" calcext:value-type="float">
            <text:p>0.250793650793651</text:p>
          </table:table-cell>
          <table:table-cell office:value-type="float" office:value="0.165227116692136" calcext:value-type="float">
            <text:p>0.165227116692136</text:p>
          </table:table-cell>
          <table:table-cell office:value-type="float" office:value="0.248554913294798" calcext:value-type="float">
            <text:p>0.248554913294798</text:p>
          </table:table-cell>
          <table:table-cell office:value-type="float" office:value="0.250529095145607" calcext:value-type="float">
            <text:p>0.250529095145607</text:p>
          </table:table-cell>
          <table:table-cell office:value-type="float" office:value="0.251592356687898" calcext:value-type="float">
            <text:p>0.251592356687898</text:p>
          </table:table-cell>
          <table:table-cell office:value-type="float" office:value="0.165268796090709" calcext:value-type="float">
            <text:p>0.165268796090709</text:p>
          </table:table-cell>
          <table:table-cell office:value-type="float" office:value="0.249609984399376" calcext:value-type="float">
            <text:p>0.249609984399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02758620689655" calcext:value-type="float">
            <text:p>0.4027586206896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669590643274854]</text:p>
          </table:table-cell>
          <table:table-cell office:value-type="string" calcext:value-type="string">
            <text:p>[15]</text:p>
          </table:table-cell>
          <table:table-cell office:value-type="float" office:value="0.395378161038158" calcext:value-type="float">
            <text:p>0.395378161038158</text:p>
          </table:table-cell>
          <table:table-cell office:value-type="float" office:value="0.396346253489111" calcext:value-type="float">
            <text:p>0.396346253489111</text:p>
          </table:table-cell>
          <table:table-cell office:value-type="float" office:value="0.397959183673469" calcext:value-type="float">
            <text:p>0.397959183673469</text:p>
          </table:table-cell>
          <table:table-cell office:value-type="float" office:value="0.395295089492652" calcext:value-type="float">
            <text:p>0.395295089492652</text:p>
          </table:table-cell>
          <table:table-cell office:value-type="float" office:value="0.402758620689655" calcext:value-type="float">
            <text:p>0.402758620689655</text:p>
          </table:table-cell>
          <table:table-cell office:value-type="float" office:value="0.39363669508948" calcext:value-type="float">
            <text:p>0.39363669508948</text:p>
          </table:table-cell>
          <table:table-cell office:value-type="float" office:value="0.397959183673469" calcext:value-type="float">
            <text:p>0.397959183673469</text:p>
          </table:table-cell>
          <table:table-cell office:value-type="float" office:value="0.396234606081389" calcext:value-type="float">
            <text:p>0.396234606081389</text:p>
          </table:table-cell>
          <table:table-cell office:value-type="float" office:value="0.401114206128134" calcext:value-type="float">
            <text:p>0.401114206128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435220125786163" calcext:value-type="float">
            <text:p>0.435220125786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416422287390029]</text:p>
          </table:table-cell>
          <table:table-cell office:value-type="string" calcext:value-type="string">
            <text:p>[11]</text:p>
          </table:table-cell>
          <table:table-cell office:value-type="float" office:value="0.421186240278497" calcext:value-type="float">
            <text:p>0.421186240278497</text:p>
          </table:table-cell>
          <table:table-cell office:value-type="float" office:value="0.426164452469637" calcext:value-type="float">
            <text:p>0.426164452469637</text:p>
          </table:table-cell>
          <table:table-cell office:value-type="float" office:value="0.435220125786163" calcext:value-type="float">
            <text:p>0.435220125786163</text:p>
          </table:table-cell>
          <table:table-cell office:value-type="float" office:value="0.420381333797126" calcext:value-type="float">
            <text:p>0.420381333797126</text:p>
          </table:table-cell>
          <table:table-cell office:value-type="float" office:value="0.422784810126582" calcext:value-type="float">
            <text:p>0.422784810126582</text:p>
          </table:table-cell>
          <table:table-cell office:value-type="float" office:value="0.415041926416058" calcext:value-type="float">
            <text:p>0.415041926416058</text:p>
          </table:table-cell>
          <table:table-cell office:value-type="float" office:value="0.420441347270616" calcext:value-type="float">
            <text:p>0.420441347270616</text:p>
          </table:table-cell>
          <table:table-cell office:value-type="float" office:value="0.423157248431167" calcext:value-type="float">
            <text:p>0.423157248431167</text:p>
          </table:table-cell>
          <table:table-cell office:value-type="float" office:value="0.430730478589421" calcext:value-type="float">
            <text:p>0.430730478589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9346210995542348]</text:p>
          </table:table-cell>
          <table:table-cell office:value-type="string" calcext:value-type="string">
            <text:p>[43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15300546448087" calcext:value-type="float">
            <text:p>0.4153005464480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751824817518248]</text:p>
          </table:table-cell>
          <table:table-cell office:value-type="string" calcext:value-type="string">
            <text:p>[16]</text:p>
          </table:table-cell>
          <table:table-cell office:value-type="float" office:value="0.378156847612568" calcext:value-type="float">
            <text:p>0.378156847612568</text:p>
          </table:table-cell>
          <table:table-cell office:value-type="float" office:value="0.412020259379403" calcext:value-type="float">
            <text:p>0.412020259379403</text:p>
          </table:table-cell>
          <table:table-cell office:value-type="float" office:value="0.4149377593361" calcext:value-type="float">
            <text:p>0.4149377593361</text:p>
          </table:table-cell>
          <table:table-cell office:value-type="float" office:value="0.273707672934036" calcext:value-type="float">
            <text:p>0.273707672934036</text:p>
          </table:table-cell>
          <table:table-cell table:number-columns-repeated="3" office:value-type="float" office:value="0.414758269720102" calcext:value-type="float">
            <text:p>0.414758269720102</text:p>
          </table:table-cell>
          <table:table-cell office:value-type="float" office:value="0.412141188416732" calcext:value-type="float">
            <text:p>0.412141188416732</text:p>
          </table:table-cell>
          <table:table-cell office:value-type="float" office:value="0.415300546448087" calcext:value-type="float">
            <text:p>0.415300546448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461538461538462" calcext:value-type="float">
            <text:p>0.461538461538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244741873804971]</text:p>
          </table:table-cell>
          <table:table-cell office:value-type="string" calcext:value-type="string">
            <text:p>[6]</text:p>
          </table:table-cell>
          <table:table-cell office:value-type="float" office:value="0.398664467441732" calcext:value-type="float">
            <text:p>0.398664467441732</text:p>
          </table:table-cell>
          <table:table-cell office:value-type="float" office:value="0.295698635264679" calcext:value-type="float">
            <text:p>0.295698635264679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421241519183603" calcext:value-type="float">
            <text:p>0.421241519183603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0.437339022399034" calcext:value-type="float">
            <text:p>0.437339022399034</text:p>
          </table:table-cell>
          <table:table-cell office:value-type="float" office:value="0.459605026929982" calcext:value-type="float">
            <text:p>0.459605026929982</text:p>
          </table:table-cell>
          <table:table-cell office:value-type="float" office:value="0.440378692919614" calcext:value-type="float">
            <text:p>0.440378692919614</text:p>
          </table:table-cell>
          <table:table-cell office:value-type="float" office:value="0.459605026929982" calcext:value-type="float">
            <text:p>0.4596050269299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417989417989418" calcext:value-type="float">
            <text:p>0.4179894179894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5103244837758113]</text:p>
          </table:table-cell>
          <table:table-cell office:value-type="string" calcext:value-type="string">
            <text:p>[16]</text:p>
          </table:table-cell>
          <table:table-cell office:value-type="float" office:value="0.41295044520267" calcext:value-type="float">
            <text:p>0.41295044520267</text:p>
          </table:table-cell>
          <table:table-cell office:value-type="float" office:value="0.412611129130178" calcext:value-type="float">
            <text:p>0.412611129130178</text:p>
          </table:table-cell>
          <table:table-cell office:value-type="float" office:value="0.41635687732342" calcext:value-type="float">
            <text:p>0.41635687732342</text:p>
          </table:table-cell>
          <table:table-cell office:value-type="float" office:value="0.41339015967145" calcext:value-type="float">
            <text:p>0.41339015967145</text:p>
          </table:table-cell>
          <table:table-cell office:value-type="float" office:value="0.41635687732342" calcext:value-type="float">
            <text:p>0.41635687732342</text:p>
          </table:table-cell>
          <table:table-cell office:value-type="float" office:value="0.408899434463632" calcext:value-type="float">
            <text:p>0.408899434463632</text:p>
          </table:table-cell>
          <table:table-cell office:value-type="float" office:value="0.413978494623656" calcext:value-type="float">
            <text:p>0.413978494623656</text:p>
          </table:table-cell>
          <table:table-cell office:value-type="float" office:value="0.416901057545419" calcext:value-type="float">
            <text:p>0.416901057545419</text:p>
          </table:table-cell>
          <table:table-cell office:value-type="float" office:value="0.417989417989418" calcext:value-type="float">
            <text:p>0.417989417989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48786717752235" calcext:value-type="float">
            <text:p>0.487867177522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068047337278107]</text:p>
          </table:table-cell>
          <table:table-cell office:value-type="string" calcext:value-type="string">
            <text:p>[9]</text:p>
          </table:table-cell>
          <table:table-cell office:value-type="float" office:value="0.482422092974911" calcext:value-type="float">
            <text:p>0.482422092974911</text:p>
          </table:table-cell>
          <table:table-cell office:value-type="float" office:value="0.481037311343281" calcext:value-type="float">
            <text:p>0.481037311343281</text:p>
          </table:table-cell>
          <table:table-cell office:value-type="float" office:value="0.484486873508353" calcext:value-type="float">
            <text:p>0.484486873508353</text:p>
          </table:table-cell>
          <table:table-cell office:value-type="float" office:value="0.479748429400876" calcext:value-type="float">
            <text:p>0.479748429400876</text:p>
          </table:table-cell>
          <table:table-cell office:value-type="float" office:value="0.48761408083442" calcext:value-type="float">
            <text:p>0.48761408083442</text:p>
          </table:table-cell>
          <table:table-cell office:value-type="float" office:value="0.486656043955041" calcext:value-type="float">
            <text:p>0.486656043955041</text:p>
          </table:table-cell>
          <table:table-cell office:value-type="float" office:value="0.48786717752235" calcext:value-type="float">
            <text:p>0.48786717752235</text:p>
          </table:table-cell>
          <table:table-cell office:value-type="float" office:value="0.482246587200445" calcext:value-type="float">
            <text:p>0.482246587200445</text:p>
          </table:table-cell>
          <table:table-cell office:value-type="float" office:value="0.484848484848485" calcext:value-type="float">
            <text:p>0.484848484848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7744360902256" calcext:value-type="float">
            <text:p>0.597744360902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892601431980907]</text:p>
          </table:table-cell>
          <table:table-cell office:value-type="string" calcext:value-type="string">
            <text:p>[10]</text:p>
          </table:table-cell>
          <table:table-cell office:value-type="float" office:value="0.585516182174383" calcext:value-type="float">
            <text:p>0.585516182174383</text:p>
          </table:table-cell>
          <table:table-cell office:value-type="float" office:value="0.592898913951545" calcext:value-type="float">
            <text:p>0.592898913951545</text:p>
          </table:table-cell>
          <table:table-cell office:value-type="float" office:value="0.597744360902256" calcext:value-type="float">
            <text:p>0.597744360902256</text:p>
          </table:table-cell>
          <table:table-cell table:number-columns-repeated="2" office:value-type="float" office:value="0.585106382978723" calcext:value-type="float">
            <text:p>0.585106382978723</text:p>
          </table:table-cell>
          <table:table-cell office:value-type="float" office:value="0.579055718513895" calcext:value-type="float">
            <text:p>0.579055718513895</text:p>
          </table:table-cell>
          <table:table-cell office:value-type="float" office:value="0.579759862778731" calcext:value-type="float">
            <text:p>0.579759862778731</text:p>
          </table:table-cell>
          <table:table-cell office:value-type="float" office:value="0.58500371325337" calcext:value-type="float">
            <text:p>0.58500371325337</text:p>
          </table:table-cell>
          <table:table-cell office:value-type="float" office:value="0.59047619047619" calcext:value-type="float">
            <text:p>0.59047619047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461095100864553" calcext:value-type="float">
            <text:p>0.4610951008645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4035087719298245]</text:p>
          </table:table-cell>
          <table:table-cell office:value-type="string" calcext:value-type="string">
            <text:p>[12]</text:p>
          </table:table-cell>
          <table:table-cell office:value-type="float" office:value="0.449475485663037" calcext:value-type="float">
            <text:p>0.449475485663037</text:p>
          </table:table-cell>
          <table:table-cell office:value-type="float" office:value="0.45035600609506" calcext:value-type="float">
            <text:p>0.45035600609506</text:p>
          </table:table-cell>
          <table:table-cell office:value-type="float" office:value="0.45360824742268" calcext:value-type="float">
            <text:p>0.45360824742268</text:p>
          </table:table-cell>
          <table:table-cell office:value-type="float" office:value="0.453941598202077" calcext:value-type="float">
            <text:p>0.453941598202077</text:p>
          </table:table-cell>
          <table:table-cell office:value-type="float" office:value="0.461095100864553" calcext:value-type="float">
            <text:p>0.461095100864553</text:p>
          </table:table-cell>
          <table:table-cell office:value-type="float" office:value="0.448874261234188" calcext:value-type="float">
            <text:p>0.448874261234188</text:p>
          </table:table-cell>
          <table:table-cell office:value-type="float" office:value="0.452729693741678" calcext:value-type="float">
            <text:p>0.452729693741678</text:p>
          </table:table-cell>
          <table:table-cell table:number-columns-repeated="2" office:value-type="float" office:value="0.444730077120823" calcext:value-type="float">
            <text:p>0.4447300771208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704245973645681]</text:p>
          </table:table-cell>
          <table:table-cell office:value-type="string" calcext:value-type="string">
            <text:p>[17]</text:p>
          </table:table-cell>
          <table:table-cell office:value-type="float" office:value="0.409844735580611" calcext:value-type="float">
            <text:p>0.409844735580611</text:p>
          </table:table-cell>
          <table:table-cell office:value-type="float" office:value="0.408153731922275" calcext:value-type="float">
            <text:p>0.408153731922275</text:p>
          </table:table-cell>
          <table:table-cell office:value-type="float" office:value="0.414572864321608" calcext:value-type="float">
            <text:p>0.414572864321608</text:p>
          </table:table-cell>
          <table:table-cell table:number-columns-repeated="2" office:value-type="float" office:value="0.40969696969697" calcext:value-type="float">
            <text:p>0.40969696969697</text:p>
          </table:table-cell>
          <table:table-cell office:value-type="float" office:value="0.413298840049119" calcext:value-type="float">
            <text:p>0.413298840049119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08229400654078" calcext:value-type="float">
            <text:p>0.408229400654078</text:p>
          </table:table-cell>
          <table:table-cell office:value-type="float" office:value="0.417344173441734" calcext:value-type="float">
            <text:p>0.4173441734417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462850182704019" calcext:value-type="float">
            <text:p>0.462850182704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533724340175953]</text:p>
          </table:table-cell>
          <table:table-cell office:value-type="string" calcext:value-type="string">
            <text:p>[7]</text:p>
          </table:table-cell>
          <table:table-cell office:value-type="float" office:value="0.456548687087081" calcext:value-type="float">
            <text:p>0.456548687087081</text:p>
          </table:table-cell>
          <table:table-cell office:value-type="float" office:value="0.459840327751882" calcext:value-type="float">
            <text:p>0.459840327751882</text:p>
          </table:table-cell>
          <table:table-cell office:value-type="float" office:value="0.462850182704019" calcext:value-type="float">
            <text:p>0.462850182704019</text:p>
          </table:table-cell>
          <table:table-cell office:value-type="float" office:value="0.45892572784345" calcext:value-type="float">
            <text:p>0.45892572784345</text:p>
          </table:table-cell>
          <table:table-cell office:value-type="float" office:value="0.460106382978723" calcext:value-type="float">
            <text:p>0.460106382978723</text:p>
          </table:table-cell>
          <table:table-cell office:value-type="float" office:value="0.453055159224248" calcext:value-type="float">
            <text:p>0.453055159224248</text:p>
          </table:table-cell>
          <table:table-cell office:value-type="float" office:value="0.458087367178276" calcext:value-type="float">
            <text:p>0.458087367178276</text:p>
          </table:table-cell>
          <table:table-cell office:value-type="float" office:value="0.454373533528745" calcext:value-type="float">
            <text:p>0.454373533528745</text:p>
          </table:table-cell>
          <table:table-cell office:value-type="float" office:value="0.462850182704019" calcext:value-type="float">
            <text:p>0.4628501827040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03041825095057" calcext:value-type="float">
            <text:p>0.4030418250950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0.3103953147877013]</text:p>
          </table:table-cell>
          <table:table-cell office:value-type="string" calcext:value-type="string">
            <text:p>[7]</text:p>
          </table:table-cell>
          <table:table-cell office:value-type="float" office:value="0.401035550012133" calcext:value-type="float">
            <text:p>0.401035550012133</text:p>
          </table:table-cell>
          <table:table-cell office:value-type="float" office:value="0.401046449648248" calcext:value-type="float">
            <text:p>0.401046449648248</text:p>
          </table:table-cell>
          <table:table-cell office:value-type="float" office:value="0.403041825095057" calcext:value-type="float">
            <text:p>0.403041825095057</text:p>
          </table:table-cell>
          <table:table-cell office:value-type="float" office:value="0.400649642973398" calcext:value-type="float">
            <text:p>0.400649642973398</text:p>
          </table:table-cell>
          <table:table-cell office:value-type="float" office:value="0.403041825095057" calcext:value-type="float">
            <text:p>0.403041825095057</text:p>
          </table:table-cell>
          <table:table-cell office:value-type="float" office:value="0.40157182175414" calcext:value-type="float">
            <text:p>0.40157182175414</text:p>
          </table:table-cell>
          <table:table-cell office:value-type="float" office:value="0.403041825095057" calcext:value-type="float">
            <text:p>0.403041825095057</text:p>
          </table:table-cell>
          <table:table-cell office:value-type="float" office:value="0.400874285672743" calcext:value-type="float">
            <text:p>0.400874285672743</text:p>
          </table:table-cell>
          <table:table-cell office:value-type="float" office:value="0.403041825095057" calcext:value-type="float">
            <text:p>0.40304182509505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349553398671311" calcext:value-type="float">
            <text:p>0.349553398671311</text:p>
          </table:table-cell>
          <table:table-cell table:formula="of:=AVERAGE([.J2:.J16])" office:value-type="float" office:value="0.3485478661731" calcext:value-type="float">
            <text:p>0.3485478661731</text:p>
          </table:table-cell>
          <table:table-cell table:formula="of:=AVERAGE([.K2:.K16])" office:value-type="float" office:value="0.362899787411251" calcext:value-type="float">
            <text:p>0.362899787411251</text:p>
          </table:table-cell>
          <table:table-cell table:formula="of:=AVERAGE([.L2:.L16])" office:value-type="float" office:value="0.341736949114359" calcext:value-type="float">
            <text:p>0.341736949114359</text:p>
          </table:table-cell>
          <table:table-cell table:formula="of:=AVERAGE([.M2:.M16])" office:value-type="float" office:value="0.360484135766909" calcext:value-type="float">
            <text:p>0.360484135766909</text:p>
          </table:table-cell>
          <table:table-cell table:formula="of:=AVERAGE([.N2:.N16])" office:value-type="float" office:value="0.356576838017299" calcext:value-type="float">
            <text:p>0.356576838017299</text:p>
          </table:table-cell>
          <table:table-cell table:formula="of:=AVERAGE([.O2:.O16])" office:value-type="float" office:value="0.360400846995389" calcext:value-type="float">
            <text:p>0.360400846995389</text:p>
          </table:table-cell>
          <table:table-cell table:formula="of:=AVERAGE([.P2:.P16])" office:value-type="float" office:value="0.351351941380486" calcext:value-type="float">
            <text:p>0.351351941380486</text:p>
          </table:table-cell>
          <table:table-cell table:formula="of:=AVERAGE([.Q2:.Q16])" office:value-type="float" office:value="0.361461026888735" calcext:value-type="float">
            <text:p>0.36146102688873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36457024546547" calcext:value-type="float">
            <text:p>0.3645702454654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:.C16])" office:value-type="float" office:value="0.597744360902256" calcext:value-type="float">
            <text:p>0.59774436090225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70054451368714" calcext:value-type="float">
            <text:p>0.170054451368714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Sequence G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09:31:06.807437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09:32:10.527071811</dc:date>
    <meta:editing-duration>PT2M34S</meta:editing-duration>
    <meta:editing-cycles>2</meta:editing-cycles>
    <meta:generator>LibreOffice/6.0.7.3$Linux_X86_64 LibreOffice_project/00m0$Build-3</meta:generator>
    <meta:document-statistic meta:table-count="1" meta:cell-count="289" meta:object-count="0"/>
  </office:meta>
</office:document-meta>
</file>